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11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0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6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color="#000000"/>
    </style:style>
    <style:style style:name="ce11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color="#000000"/>
    </style:style>
    <style:style style:name="ce13" style:family="table-cell" style:parent-style-name="Default">
      <style:text-properties fo:color="#000000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imeAnalysisFunction1" table:style-name="ta1" table:print="false">
        <table:table-column table:style-name="co1" table:number-columns-repeated="6" table:default-cell-style-name="ce1"/>
        <table:table-column table:style-name="co2" table:number-columns-repeated="3" table:default-cell-style-name="ce1"/>
        <table:table-column table:style-name="co2" table:number-columns-repeated="1013" table:default-cell-style-name="Default"/>
        <table:table-row table:style-name="ro1">
          <table:table-cell table:number-columns-repeated="1022"/>
        </table:table-row>
        <table:table-row table:style-name="ro2">
          <table:table-cell table:style-name="ce2" table:number-columns-repeated="3"/>
          <table:table-cell table:style-name="ce2" office:value-type="string">
            <text:p>Shell Sort Time Analysis</text:p>
          </table:table-cell>
          <table:table-cell table:style-name="ce2" table:number-columns-repeated="5"/>
          <table:table-cell table:style-name="ce5" table:number-columns-repeated="1013"/>
        </table:table-row>
        <table:table-row table:style-name="ro1" table:number-rows-repeated="4">
          <table:table-cell table:style-name="ce3" table:number-columns-repeated="9"/>
          <table:table-cell table:style-name="ce6" table:number-columns-repeated="1013"/>
        </table:table-row>
        <table:table-row table:style-name="ro1">
          <table:table-cell table:style-name="ce3" office:value-type="string">
            <text:p>f(n)</text:p>
          </table:table-cell>
          <table:table-cell table:style-name="ce3" office:value-type="string">
            <text:p>N^0</text:p>
          </table:table-cell>
          <table:table-cell table:style-name="ce3" office:value-type="string">
            <text:p>log2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log2N</text:p>
          </table:table-cell>
          <table:table-cell table:style-name="ce3" office:value-type="string">
            <text:p>N^2</text:p>
          </table:table-cell>
          <table:table-cell table:style-name="ce3" table:number-columns-repeated="3"/>
          <table:table-cell table:style-name="ce6" table:number-columns-repeated="1013"/>
        </table:table-row>
        <table:table-row table:style-name="ro1">
          <table:table-cell table:number-columns-repeated="1022"/>
        </table:table-row>
        <table:table-row table:style-name="ro1">
          <table:table-cell office:value-type="float" office:value="22">
            <text:p>22</text:p>
          </table:table-cell>
          <table:table-cell table:formula="of:=[.D9]^0" office:value-type="float" office:value="1">
            <text:p>1</text:p>
          </table:table-cell>
          <table:table-cell table:formula="of:=LOG([.D9])/LOG(2)" office:value-type="float" office:value="26.5754247590989">
            <text:p>26.5754247591</text:p>
          </table:table-cell>
          <table:table-cell table:formula="of:=10^8" office:value-type="float" office:value="100000000">
            <text:p>100000000</text:p>
          </table:table-cell>
          <table:table-cell table:formula="of:=+[.D9]*[.C9]" office:value-type="float" office:value="2657542475.90989">
            <text:p>2657542475.90989</text:p>
          </table:table-cell>
          <table:table-cell table:formula="of:=[.D9]^2" office:value-type="float" office:value="1E+016">
            <text:p>10000000000000000</text:p>
          </table:table-cell>
          <table:table-cell table:number-columns-repeated="1016"/>
        </table:table-row>
        <table:table-row table:style-name="ro1">
          <table:table-cell office:value-type="float" office:value="51">
            <text:p>51</text:p>
          </table:table-cell>
          <table:table-cell table:formula="of:=[.D10]^0" office:value-type="float" office:value="1">
            <text:p>1</text:p>
          </table:table-cell>
          <table:table-cell table:formula="of:=LOG([.D10])/LOG(2)" office:value-type="float" office:value="27.5754247590989">
            <text:p>27.5754247591</text:p>
          </table:table-cell>
          <table:table-cell table:formula="of:=2*10^8" office:value-type="float" office:value="200000000">
            <text:p>200000000</text:p>
          </table:table-cell>
          <table:table-cell table:formula="of:=+[.D10]*[.C10]" office:value-type="float" office:value="5515084951.81978">
            <text:p>5515084951.81978</text:p>
          </table:table-cell>
          <table:table-cell table:formula="of:=[.D10]^2" office:value-type="float" office:value="4E+016">
            <text:p>40000000000000000</text:p>
          </table:table-cell>
          <table:table-cell table:number-columns-repeated="1016"/>
        </table:table-row>
        <table:table-row table:style-name="ro1">
          <table:table-cell office:value-type="float" office:value="113">
            <text:p>113</text:p>
          </table:table-cell>
          <table:table-cell table:formula="of:=[.D11]^0" office:value-type="float" office:value="1">
            <text:p>1</text:p>
          </table:table-cell>
          <table:table-cell table:formula="of:=LOG([.D11])/LOG(2)" office:value-type="float" office:value="28.5754247590989">
            <text:p>28.5754247591</text:p>
          </table:table-cell>
          <table:table-cell table:formula="of:=4*10^8" office:value-type="float" office:value="400000000">
            <text:p>400000000</text:p>
          </table:table-cell>
          <table:table-cell table:formula="of:=+[.D11]*[.C11]" office:value-type="float" office:value="11430169903.6396">
            <text:p>11430169903.6396</text:p>
          </table:table-cell>
          <table:table-cell table:formula="of:=[.D11]^2" office:value-type="float" office:value="1.6E+017">
            <text:p>160000000000000000</text:p>
          </table:table-cell>
          <table:table-cell table:number-columns-repeated="1016"/>
        </table:table-row>
        <table:table-row table:style-name="ro1">
          <table:table-cell office:value-type="float" office:value="158">
            <text:p>158</text:p>
          </table:table-cell>
          <table:table-cell table:formula="of:=[.D12]^0" office:value-type="float" office:value="1">
            <text:p>1</text:p>
          </table:table-cell>
          <table:table-cell table:formula="of:=LOG([.D12])/LOG(2)" office:value-type="float" office:value="29.1603872598201">
            <text:p>29.1603872598</text:p>
          </table:table-cell>
          <table:table-cell table:formula="of:=6*10^8" office:value-type="float" office:value="600000000">
            <text:p>600000000</text:p>
          </table:table-cell>
          <table:table-cell table:formula="of:=+[.D12]*[.C12]" office:value-type="float" office:value="17496232355.892">
            <text:p>17496232355.892</text:p>
          </table:table-cell>
          <table:table-cell table:formula="of:=[.D12]^2" office:value-type="float" office:value="3.6E+017">
            <text:p>360000000000000000</text:p>
          </table:table-cell>
          <table:table-cell table:number-columns-repeated="1016"/>
        </table:table-row>
        <table:table-row table:style-name="ro1">
          <table:table-cell office:value-type="float" office:value="272">
            <text:p>272</text:p>
          </table:table-cell>
          <table:table-cell table:formula="of:=[.D13]^0" office:value-type="float" office:value="1">
            <text:p>1</text:p>
          </table:table-cell>
          <table:table-cell table:formula="of:=LOG([.D13])/LOG(2)" office:value-type="float" office:value="29.5754247590989">
            <text:p>29.5754247591</text:p>
          </table:table-cell>
          <table:table-cell table:formula="of:=8*10^8" office:value-type="float" office:value="800000000">
            <text:p>800000000</text:p>
          </table:table-cell>
          <table:table-cell table:formula="of:=+[.D13]*[.C13]" office:value-type="float" office:value="23660339807.2791">
            <text:p>23660339807.2791</text:p>
          </table:table-cell>
          <table:table-cell table:formula="of:=[.D13]^2" office:value-type="float" office:value="6.4E+017">
            <text:p>640000000000000000</text:p>
          </table:table-cell>
          <table:table-cell table:number-columns-repeated="1016"/>
        </table:table-row>
        <table:table-row table:style-name="ro1">
          <table:table-cell office:value-type="float" office:value="266">
            <text:p>266</text:p>
          </table:table-cell>
          <table:table-cell table:formula="of:=[.D14]^0" office:value-type="float" office:value="1">
            <text:p>1</text:p>
          </table:table-cell>
          <table:table-cell table:formula="of:=LOG([.D14])/LOG(2)" office:value-type="float" office:value="29.8973528539863">
            <text:p>29.897352854</text:p>
          </table:table-cell>
          <table:table-cell table:formula="of:=10*10^8" office:value-type="float" office:value="1000000000">
            <text:p>1000000000</text:p>
          </table:table-cell>
          <table:table-cell table:formula="of:=+[.D14]*[.C14]" office:value-type="float" office:value="29897352853.9863">
            <text:p>29897352853.9863</text:p>
          </table:table-cell>
          <table:table-cell table:formula="of:=[.D14]^2" office:value-type="float" office:value="1E+018">
            <text:p>1000000000000000000</text:p>
          </table:table-cell>
          <table:table-cell table:number-columns-repeated="1016"/>
        </table:table-row>
        <table:table-row table:style-name="ro1">
          <table:table-cell office:value-type="float" office:value="367">
            <text:p>367</text:p>
          </table:table-cell>
          <table:table-cell table:formula="of:=[.D15]^0" office:value-type="float" office:value="1">
            <text:p>1</text:p>
          </table:table-cell>
          <table:table-cell table:formula="of:=LOG([.D15])/LOG(2)" office:value-type="float" office:value="30.1603872598201">
            <text:p>30.1603872598</text:p>
          </table:table-cell>
          <table:table-cell office:value-type="float" office:value="1200000000">
            <text:p>1200000000</text:p>
          </table:table-cell>
          <table:table-cell table:formula="of:=+[.D15]*[.C15]" office:value-type="float" office:value="36192464711.7841">
            <text:p>36192464711.7841</text:p>
          </table:table-cell>
          <table:table-cell table:formula="of:=[.D15]^2" office:value-type="float" office:value="1.44E+018">
            <text:p>1440000000000000000</text:p>
          </table:table-cell>
          <table:table-cell table:number-columns-repeated="1016"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1">
            <text:p>1</text:p>
          </table:table-cell>
          <table:table-cell table:formula="of:=LOG([.D16])/LOG(2)" office:value-type="float" office:value="30.3827796811565">
            <text:p>30.3827796812</text:p>
          </table:table-cell>
          <table:table-cell office:value-type="float" office:value="1400000000">
            <text:p>1400000000</text:p>
          </table:table-cell>
          <table:table-cell table:formula="of:=+[.D16]*[.C16]" office:value-type="float" office:value="42535891553.6191">
            <text:p>42535891553.6191</text:p>
          </table:table-cell>
          <table:table-cell table:formula="of:=[.D16]^2" office:value-type="float" office:value="1.96E+018">
            <text:p>1960000000000000000</text:p>
          </table:table-cell>
          <table:table-cell table:number-columns-repeated="1016"/>
        </table:table-row>
        <table:table-row table:style-name="ro1">
          <table:table-cell office:value-type="float" office:value="643">
            <text:p>643</text:p>
          </table:table-cell>
          <table:table-cell office:value-type="float" office:value="1">
            <text:p>1</text:p>
          </table:table-cell>
          <table:table-cell table:formula="of:=LOG([.D17])/LOG(2)" office:value-type="float" office:value="30.5754247590989">
            <text:p>30.5754247591</text:p>
          </table:table-cell>
          <table:table-cell office:value-type="float" office:value="1600000000">
            <text:p>1600000000</text:p>
          </table:table-cell>
          <table:table-cell table:formula="of:=+[.D17]*[.C17]" office:value-type="float" office:value="48920679614.5582">
            <text:p>48920679614.5582</text:p>
          </table:table-cell>
          <table:table-cell table:formula="of:=[.D17]^2" office:value-type="float" office:value="2.56E+018">
            <text:p>2560000000000000000</text:p>
          </table:table-cell>
          <table:table-cell table:number-columns-repeated="1016"/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1">
            <text:p>1</text:p>
          </table:table-cell>
          <table:table-cell table:formula="of:=LOG([.D18])/LOG(2)" office:value-type="float" office:value="30.7453497605412">
            <text:p>30.7453497605</text:p>
          </table:table-cell>
          <table:table-cell office:value-type="float" office:value="1800000000">
            <text:p>1800000000</text:p>
          </table:table-cell>
          <table:table-cell table:formula="of:=+[.D18]*[.C18]" office:value-type="float" office:value="55341629568.9742">
            <text:p>55341629568.9742</text:p>
          </table:table-cell>
          <table:table-cell table:formula="of:=[.D18]^2" office:value-type="float" office:value="3.24E+018">
            <text:p>3240000000000000000</text:p>
          </table:table-cell>
          <table:table-cell table:number-columns-repeated="1016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table:style-name="ce3"/>
          <table:table-cell table:style-name="ce3" office:value-type="string">
            <text:p>C0</text:p>
          </table:table-cell>
          <table:table-cell table:style-name="ce3" office:value-type="string">
            <text:p>C1</text:p>
          </table:table-cell>
          <table:table-cell table:style-name="ce3" office:value-type="string">
            <text:p>C2</text:p>
          </table:table-cell>
          <table:table-cell table:style-name="ce3" office:value-type="string">
            <text:p>C3</text:p>
          </table:table-cell>
          <table:table-cell table:style-name="ce3" office:value-type="string">
            <text:p>C4</text:p>
          </table:table-cell>
          <table:table-cell table:style-name="ce3" table:number-columns-repeated="3"/>
          <table:table-cell table:style-name="ce6" table:number-columns-repeated="1013"/>
        </table:table-row>
        <table:table-row table:style-name="ro1">
          <table:table-cell table:style-name="ce3" office:value-type="string">
            <text:p>f(n)</text:p>
          </table:table-cell>
          <table:table-cell table:style-name="ce3" office:value-type="float" office:value="-4658.29">
            <text:p>-4658.29</text:p>
          </table:table-cell>
          <table:table-cell table:style-name="ce3" office:value-type="float" office:value="187.22">
            <text:p>187.22</text:p>
          </table:table-cell>
          <table:table-cell table:style-name="ce4" office:value-type="float" office:value="-0.0000251791">
            <text:p>-2.52E-005</text:p>
          </table:table-cell>
          <table:table-cell table:style-name="ce4" office:value-type="float" office:value="0.000000836463">
            <text:p>8.36E-007</text:p>
          </table:table-cell>
          <table:table-cell table:style-name="ce4" office:value-type="float" office:value="-4.64857E-016">
            <text:p>-4.65E-016</text:p>
          </table:table-cell>
          <table:table-cell table:style-name="ce3" table:number-columns-repeated="3"/>
          <table:table-cell table:style-name="ce6" table:number-columns-repeated="1013"/>
        </table:table-row>
        <table:table-row table:style-name="ro1">
          <table:table-cell table:number-columns-repeated="1022"/>
        </table:table-row>
        <table:table-row table:style-name="ro1">
          <table:table-cell table:formula="of:=SUM([.B24:.F24])" office:value-type="float" office:value="17.538405425511">
            <text:p>17.5384054255</text:p>
          </table:table-cell>
          <table:table-cell table:formula="of:=+[.B$22]*[.B9]" office:value-type="float" office:value="-4658.29">
            <text:p>-4658.29</text:p>
          </table:table-cell>
          <table:table-cell table:formula="of:=+[.C$22]*[.C9]" office:value-type="float" office:value="4975.4510233985">
            <text:p>4975.4510233985</text:p>
          </table:table-cell>
          <table:table-cell table:formula="of:=+[.D$22]*[.D9]" office:value-type="float" office:value="-2517.91">
            <text:p>-2517.91</text:p>
          </table:table-cell>
          <table:table-cell table:formula="of:=+[.E$22]*[.E9]" office:value-type="float" office:value="2222.93595202701">
            <text:p>2222.935952027</text:p>
          </table:table-cell>
          <table:table-cell table:formula="of:=+[.F$22]*[.F9]" office:value-type="float" office:value="-4.64857">
            <text:p>-4.64857</text:p>
          </table:table-cell>
          <table:table-cell table:number-columns-repeated="1016"/>
        </table:table-row>
        <table:table-row table:style-name="ro1">
          <table:table-cell table:formula="of:=SUM([.B25:.F25])" office:value-type="float" office:value="63.1312474525257">
            <text:p>63.1312474525</text:p>
          </table:table-cell>
          <table:table-cell table:formula="of:=+[.B$22]*[.B10]" office:value-type="float" office:value="-4658.29">
            <text:p>-4658.29</text:p>
          </table:table-cell>
          <table:table-cell table:formula="of:=+[.C$22]*[.C10]" office:value-type="float" office:value="5162.6710233985">
            <text:p>5162.6710233985</text:p>
          </table:table-cell>
          <table:table-cell table:formula="of:=+[.D$22]*[.D10]" office:value-type="float" office:value="-5035.82">
            <text:p>-5035.82</text:p>
          </table:table-cell>
          <table:table-cell table:formula="of:=+[.E$22]*[.E10]" office:value-type="float" office:value="4613.16450405403">
            <text:p>4613.164504054</text:p>
          </table:table-cell>
          <table:table-cell table:formula="of:=+[.F$22]*[.F10]" office:value-type="float" office:value="-18.59428">
            <text:p>-18.59428</text:p>
          </table:table-cell>
          <table:table-cell table:number-columns-repeated="1016"/>
        </table:table-row>
        <table:table-row table:style-name="ro1">
          <table:table-cell table:formula="of:=SUM([.B26:.F26])" office:value-type="float" office:value="106.498111506549">
            <text:p>106.4981115066</text:p>
          </table:table-cell>
          <table:table-cell table:formula="of:=+[.B$22]*[.B11]" office:value-type="float" office:value="-4658.29">
            <text:p>-4658.29</text:p>
          </table:table-cell>
          <table:table-cell table:formula="of:=+[.C$22]*[.C11]" office:value-type="float" office:value="5349.8910233985">
            <text:p>5349.8910233985</text:p>
          </table:table-cell>
          <table:table-cell table:formula="of:=+[.D$22]*[.D11]" office:value-type="float" office:value="-10071.64">
            <text:p>-10071.64</text:p>
          </table:table-cell>
          <table:table-cell table:formula="of:=+[.E$22]*[.E11]" office:value-type="float" office:value="9560.91420810806">
            <text:p>9560.9142081081</text:p>
          </table:table-cell>
          <table:table-cell table:formula="of:=+[.F$22]*[.F11]" office:value-type="float" office:value="-74.37712">
            <text:p>-74.37712</text:p>
          </table:table-cell>
          <table:table-cell table:number-columns-repeated="1016"/>
        </table:table-row>
        <table:table-row table:style-name="ro1">
          <table:table-cell table:formula="of:=SUM([.B27:.F27])" office:value-type="float" office:value="161.26018789003">
            <text:p>161.26018789</text:p>
          </table:table-cell>
          <table:table-cell table:formula="of:=+[.B$22]*[.B12]" office:value-type="float" office:value="-4658.29">
            <text:p>-4658.29</text:p>
          </table:table-cell>
          <table:table-cell table:formula="of:=+[.C$22]*[.C12]" office:value-type="float" office:value="5459.40770278351">
            <text:p>5459.4077027835</text:p>
          </table:table-cell>
          <table:table-cell table:formula="of:=+[.D$22]*[.D12]" office:value-type="float" office:value="-15107.46">
            <text:p>-15107.46</text:p>
          </table:table-cell>
          <table:table-cell table:formula="of:=+[.E$22]*[.E12]" office:value-type="float" office:value="14634.9510051065">
            <text:p>14634.9510051065</text:p>
          </table:table-cell>
          <table:table-cell table:formula="of:=+[.F$22]*[.F12]" office:value-type="float" office:value="-167.34852">
            <text:p>-167.34852</text:p>
          </table:table-cell>
          <table:table-cell table:number-columns-repeated="1016"/>
        </table:table-row>
        <table:table-row table:style-name="ro1">
          <table:table-cell table:formula="of:=SUM([.B28:.F28])" office:value-type="float" office:value="229.031359614605">
            <text:p>229.0313596146</text:p>
          </table:table-cell>
          <table:table-cell table:formula="of:=+[.B$22]*[.B13]" office:value-type="float" office:value="-4658.29">
            <text:p>-4658.29</text:p>
          </table:table-cell>
          <table:table-cell table:formula="of:=+[.C$22]*[.C13]" office:value-type="float" office:value="5537.1110233985">
            <text:p>5537.1110233985</text:p>
          </table:table-cell>
          <table:table-cell table:formula="of:=+[.D$22]*[.D13]" office:value-type="float" office:value="-20143.28">
            <text:p>-20143.28</text:p>
          </table:table-cell>
          <table:table-cell table:formula="of:=+[.E$22]*[.E13]" office:value-type="float" office:value="19790.9988162161">
            <text:p>19790.9988162161</text:p>
          </table:table-cell>
          <table:table-cell table:formula="of:=+[.F$22]*[.F13]" office:value-type="float" office:value="-297.50848">
            <text:p>-297.50848</text:p>
          </table:table-cell>
          <table:table-cell table:number-columns-repeated="1016"/>
        </table:table-row>
        <table:table-row table:style-name="ro1">
          <table:table-cell table:formula="of:=SUM([.B29:.F29])" office:value-type="float" office:value="303.164861627208">
            <text:p>303.1648616272</text:p>
          </table:table-cell>
          <table:table-cell table:formula="of:=+[.B$22]*[.B14]" office:value-type="float" office:value="-4658.29">
            <text:p>-4658.29</text:p>
          </table:table-cell>
          <table:table-cell table:formula="of:=+[.C$22]*[.C14]" office:value-type="float" office:value="5597.38240132331">
            <text:p>5597.3824013233</text:p>
          </table:table-cell>
          <table:table-cell table:formula="of:=+[.D$22]*[.D14]" office:value-type="float" office:value="-25179.1">
            <text:p>-25179.1</text:p>
          </table:table-cell>
          <table:table-cell table:formula="of:=+[.E$22]*[.E14]" office:value-type="float" office:value="25008.0294603039">
            <text:p>25008.0294603039</text:p>
          </table:table-cell>
          <table:table-cell table:formula="of:=+[.F$22]*[.F14]" office:value-type="float" office:value="-464.857">
            <text:p>-464.857</text:p>
          </table:table-cell>
          <table:table-cell table:number-columns-repeated="1016"/>
        </table:table-row>
        <table:table-row table:style-name="ro1" table:number-rows-repeated="1048546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TimeAnalysisFunction2" table:style-name="ta1" table:print="false">
        <table:table-column table:style-name="co1" table:number-columns-repeated="6" table:default-cell-style-name="ce1"/>
        <table:table-column table:style-name="co2" table:number-columns-repeated="3" table:default-cell-style-name="ce1"/>
        <table:table-column table:style-name="co2" table:number-columns-repeated="1013" table:default-cell-style-name="Default"/>
        <table:table-row table:style-name="ro1">
          <table:table-cell table:number-columns-repeated="1022"/>
        </table:table-row>
        <table:table-row table:style-name="ro2">
          <table:table-cell table:style-name="ce2" table:number-columns-repeated="3"/>
          <table:table-cell table:style-name="ce2" office:value-type="string">
            <text:p>Shell Sort Time Analysis</text:p>
          </table:table-cell>
          <table:table-cell table:style-name="ce2" table:number-columns-repeated="5"/>
          <table:table-cell table:style-name="ce5" table:number-columns-repeated="1013"/>
        </table:table-row>
        <table:table-row table:style-name="ro1" table:number-rows-repeated="4">
          <table:table-cell table:style-name="ce3" table:number-columns-repeated="9"/>
          <table:table-cell table:style-name="ce6" table:number-columns-repeated="1013"/>
        </table:table-row>
        <table:table-row table:style-name="ro1">
          <table:table-cell table:style-name="ce3" office:value-type="string">
            <text:p>f(n)</text:p>
          </table:table-cell>
          <table:table-cell table:style-name="ce3" office:value-type="string">
            <text:p>N^0</text:p>
          </table:table-cell>
          <table:table-cell table:style-name="ce3" office:value-type="string">
            <text:p>log2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log2N</text:p>
          </table:table-cell>
          <table:table-cell table:style-name="ce3" office:value-type="string">
            <text:p>N^2</text:p>
          </table:table-cell>
          <table:table-cell table:style-name="ce3" table:number-columns-repeated="3"/>
          <table:table-cell table:style-name="ce6" table:number-columns-repeated="1013"/>
        </table:table-row>
        <table:table-row table:style-name="ro1">
          <table:table-cell table:number-columns-repeated="1022"/>
        </table:table-row>
        <table:table-row table:style-name="ro1">
          <table:table-cell office:value-type="float" office:value="22">
            <text:p>22</text:p>
          </table:table-cell>
          <table:table-cell table:formula="of:=[.D9]^0" office:value-type="float" office:value="1">
            <text:p>1</text:p>
          </table:table-cell>
          <table:table-cell table:formula="of:=LOG([.D9])/LOG(2)" office:value-type="float" office:value="26.5754247590989">
            <text:p>26.5754247591</text:p>
          </table:table-cell>
          <table:table-cell table:formula="of:=10^8" office:value-type="float" office:value="100000000">
            <text:p>100000000</text:p>
          </table:table-cell>
          <table:table-cell table:formula="of:=+[.D9]*[.C9]" office:value-type="float" office:value="2657542475.90989">
            <text:p>2657542475.90989</text:p>
          </table:table-cell>
          <table:table-cell table:formula="of:=[.D9]^2" office:value-type="float" office:value="1E+016">
            <text:p>10000000000000000</text:p>
          </table:table-cell>
          <table:table-cell table:number-columns-repeated="1016"/>
        </table:table-row>
        <table:table-row table:style-name="ro1">
          <table:table-cell office:value-type="float" office:value="51">
            <text:p>51</text:p>
          </table:table-cell>
          <table:table-cell table:formula="of:=[.D10]^0" office:value-type="float" office:value="1">
            <text:p>1</text:p>
          </table:table-cell>
          <table:table-cell table:formula="of:=LOG([.D10])/LOG(2)" office:value-type="float" office:value="27.5754247590989">
            <text:p>27.5754247591</text:p>
          </table:table-cell>
          <table:table-cell table:formula="of:=2*10^8" office:value-type="float" office:value="200000000">
            <text:p>200000000</text:p>
          </table:table-cell>
          <table:table-cell table:formula="of:=+[.D10]*[.C10]" office:value-type="float" office:value="5515084951.81978">
            <text:p>5515084951.81978</text:p>
          </table:table-cell>
          <table:table-cell table:formula="of:=[.D10]^2" office:value-type="float" office:value="4E+016">
            <text:p>40000000000000000</text:p>
          </table:table-cell>
          <table:table-cell table:number-columns-repeated="1016"/>
        </table:table-row>
        <table:table-row table:style-name="ro1">
          <table:table-cell office:value-type="float" office:value="113">
            <text:p>113</text:p>
          </table:table-cell>
          <table:table-cell table:formula="of:=[.D11]^0" office:value-type="float" office:value="1">
            <text:p>1</text:p>
          </table:table-cell>
          <table:table-cell table:formula="of:=LOG([.D11])/LOG(2)" office:value-type="float" office:value="28.5754247590989">
            <text:p>28.5754247591</text:p>
          </table:table-cell>
          <table:table-cell table:formula="of:=4*10^8" office:value-type="float" office:value="400000000">
            <text:p>400000000</text:p>
          </table:table-cell>
          <table:table-cell table:formula="of:=+[.D11]*[.C11]" office:value-type="float" office:value="11430169903.6396">
            <text:p>11430169903.6396</text:p>
          </table:table-cell>
          <table:table-cell table:formula="of:=[.D11]^2" office:value-type="float" office:value="1.6E+017">
            <text:p>160000000000000000</text:p>
          </table:table-cell>
          <table:table-cell table:number-columns-repeated="1016"/>
        </table:table-row>
        <table:table-row table:style-name="ro1">
          <table:table-cell office:value-type="float" office:value="158">
            <text:p>158</text:p>
          </table:table-cell>
          <table:table-cell table:formula="of:=[.D12]^0" office:value-type="float" office:value="1">
            <text:p>1</text:p>
          </table:table-cell>
          <table:table-cell table:formula="of:=LOG([.D12])/LOG(2)" office:value-type="float" office:value="29.1603872598201">
            <text:p>29.1603872598</text:p>
          </table:table-cell>
          <table:table-cell table:formula="of:=6*10^8" office:value-type="float" office:value="600000000">
            <text:p>600000000</text:p>
          </table:table-cell>
          <table:table-cell table:formula="of:=+[.D12]*[.C12]" office:value-type="float" office:value="17496232355.892">
            <text:p>17496232355.892</text:p>
          </table:table-cell>
          <table:table-cell table:formula="of:=[.D12]^2" office:value-type="float" office:value="3.6E+017">
            <text:p>360000000000000000</text:p>
          </table:table-cell>
          <table:table-cell table:number-columns-repeated="1016"/>
        </table:table-row>
        <table:table-row table:style-name="ro1">
          <table:table-cell office:value-type="float" office:value="272">
            <text:p>272</text:p>
          </table:table-cell>
          <table:table-cell table:formula="of:=[.D13]^0" office:value-type="float" office:value="1">
            <text:p>1</text:p>
          </table:table-cell>
          <table:table-cell table:formula="of:=LOG([.D13])/LOG(2)" office:value-type="float" office:value="29.5754247590989">
            <text:p>29.5754247591</text:p>
          </table:table-cell>
          <table:table-cell table:formula="of:=8*10^8" office:value-type="float" office:value="800000000">
            <text:p>800000000</text:p>
          </table:table-cell>
          <table:table-cell table:formula="of:=+[.D13]*[.C13]" office:value-type="float" office:value="23660339807.2791">
            <text:p>23660339807.2791</text:p>
          </table:table-cell>
          <table:table-cell table:formula="of:=[.D13]^2" office:value-type="float" office:value="6.4E+017">
            <text:p>640000000000000000</text:p>
          </table:table-cell>
          <table:table-cell table:number-columns-repeated="1016"/>
        </table:table-row>
        <table:table-row table:style-name="ro1">
          <table:table-cell office:value-type="float" office:value="266">
            <text:p>266</text:p>
          </table:table-cell>
          <table:table-cell table:formula="of:=[.D14]^0" office:value-type="float" office:value="1">
            <text:p>1</text:p>
          </table:table-cell>
          <table:table-cell table:formula="of:=LOG([.D14])/LOG(2)" office:value-type="float" office:value="29.8973528539863">
            <text:p>29.897352854</text:p>
          </table:table-cell>
          <table:table-cell table:formula="of:=10*10^8" office:value-type="float" office:value="1000000000">
            <text:p>1000000000</text:p>
          </table:table-cell>
          <table:table-cell table:formula="of:=+[.D14]*[.C14]" office:value-type="float" office:value="29897352853.9863">
            <text:p>29897352853.9863</text:p>
          </table:table-cell>
          <table:table-cell table:formula="of:=[.D14]^2" office:value-type="float" office:value="1E+018">
            <text:p>1000000000000000000</text:p>
          </table:table-cell>
          <table:table-cell table:number-columns-repeated="1016"/>
        </table:table-row>
        <table:table-row table:style-name="ro1">
          <table:table-cell office:value-type="float" office:value="367">
            <text:p>367</text:p>
          </table:table-cell>
          <table:table-cell table:formula="of:=[.D15]^0" office:value-type="float" office:value="1">
            <text:p>1</text:p>
          </table:table-cell>
          <table:table-cell table:formula="of:=LOG([.D15])/LOG(2)" office:value-type="float" office:value="30.1603872598201">
            <text:p>30.1603872598</text:p>
          </table:table-cell>
          <table:table-cell office:value-type="float" office:value="1200000000">
            <text:p>1200000000</text:p>
          </table:table-cell>
          <table:table-cell table:formula="of:=+[.D15]*[.C15]" office:value-type="float" office:value="36192464711.7841">
            <text:p>36192464711.7841</text:p>
          </table:table-cell>
          <table:table-cell table:formula="of:=[.D15]^2" office:value-type="float" office:value="1.44E+018">
            <text:p>1440000000000000000</text:p>
          </table:table-cell>
          <table:table-cell table:number-columns-repeated="1016"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1">
            <text:p>1</text:p>
          </table:table-cell>
          <table:table-cell table:formula="of:=LOG([.D16])/LOG(2)" office:value-type="float" office:value="30.3827796811565">
            <text:p>30.3827796812</text:p>
          </table:table-cell>
          <table:table-cell office:value-type="float" office:value="1400000000">
            <text:p>1400000000</text:p>
          </table:table-cell>
          <table:table-cell table:formula="of:=+[.D16]*[.C16]" office:value-type="float" office:value="42535891553.6191">
            <text:p>42535891553.6191</text:p>
          </table:table-cell>
          <table:table-cell table:formula="of:=[.D16]^2" office:value-type="float" office:value="1.96E+018">
            <text:p>1960000000000000000</text:p>
          </table:table-cell>
          <table:table-cell table:number-columns-repeated="1016"/>
        </table:table-row>
        <table:table-row table:style-name="ro1">
          <table:table-cell office:value-type="float" office:value="643">
            <text:p>643</text:p>
          </table:table-cell>
          <table:table-cell office:value-type="float" office:value="1">
            <text:p>1</text:p>
          </table:table-cell>
          <table:table-cell table:formula="of:=LOG([.D17])/LOG(2)" office:value-type="float" office:value="30.5754247590989">
            <text:p>30.5754247591</text:p>
          </table:table-cell>
          <table:table-cell office:value-type="float" office:value="1600000000">
            <text:p>1600000000</text:p>
          </table:table-cell>
          <table:table-cell table:formula="of:=+[.D17]*[.C17]" office:value-type="float" office:value="48920679614.5582">
            <text:p>48920679614.5582</text:p>
          </table:table-cell>
          <table:table-cell table:formula="of:=[.D17]^2" office:value-type="float" office:value="2.56E+018">
            <text:p>2560000000000000000</text:p>
          </table:table-cell>
          <table:table-cell table:number-columns-repeated="1016"/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1">
            <text:p>1</text:p>
          </table:table-cell>
          <table:table-cell table:formula="of:=LOG([.D18])/LOG(2)" office:value-type="float" office:value="30.7453497605412">
            <text:p>30.7453497605</text:p>
          </table:table-cell>
          <table:table-cell office:value-type="float" office:value="1800000000">
            <text:p>1800000000</text:p>
          </table:table-cell>
          <table:table-cell table:formula="of:=+[.D18]*[.C18]" office:value-type="float" office:value="55341629568.9742">
            <text:p>55341629568.9742</text:p>
          </table:table-cell>
          <table:table-cell table:formula="of:=[.D18]^2" office:value-type="float" office:value="3.24E+018">
            <text:p>3240000000000000000</text:p>
          </table:table-cell>
          <table:table-cell table:number-columns-repeated="1016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table:style-name="ce3" table:number-columns-repeated="2"/>
          <table:table-cell table:style-name="ce3" office:value-type="string">
            <text:p>C1</text:p>
          </table:table-cell>
          <table:table-cell table:style-name="ce3"/>
          <table:table-cell table:style-name="ce3" office:value-type="string">
            <text:p>C3</text:p>
          </table:table-cell>
          <table:table-cell table:style-name="ce3" table:number-columns-repeated="4"/>
          <table:table-cell table:style-name="ce6" table:number-columns-repeated="1013"/>
        </table:table-row>
        <table:table-row table:style-name="ro1">
          <table:table-cell table:style-name="ce3" office:value-type="string">
            <text:p>f(n)</text:p>
          </table:table-cell>
          <table:table-cell table:style-name="ce3"/>
          <table:table-cell table:style-name="ce3" office:value-type="float" office:value="-0.345794">
            <text:p>-0.345794</text:p>
          </table:table-cell>
          <table:table-cell table:style-name="ce4"/>
          <table:table-cell table:style-name="ce4" office:value-type="float" office:value="0.0000000105137">
            <text:p>1.05E-008</text:p>
          </table:table-cell>
          <table:table-cell table:style-name="ce4"/>
          <table:table-cell table:style-name="ce3" table:number-columns-repeated="3"/>
          <table:table-cell table:style-name="ce6" table:number-columns-repeated="1013"/>
        </table:table-row>
        <table:table-row table:style-name="ro1">
          <table:table-cell table:number-columns-repeated="7"/>
          <table:table-cell table:style-name="ce7"/>
          <table:table-cell table:number-columns-repeated="1014"/>
        </table:table-row>
        <table:table-row table:style-name="ro1">
          <table:table-cell table:formula="of:=SUM([.B24:.F24])" office:value-type="float" office:value="18.750981899826">
            <text:p>18.7509818998</text:p>
          </table:table-cell>
          <table:table-cell/>
          <table:table-cell table:formula="of:=+[.C$22]*[.C9]" office:value-type="float" office:value="-9.18962242914785">
            <text:p>-9.1896224291</text:p>
          </table:table-cell>
          <table:table-cell/>
          <table:table-cell table:formula="of:=+[.E$22]*[.E9]" office:value-type="float" office:value="27.9406043289738">
            <text:p>27.940604329</text:p>
          </table:table-cell>
          <table:table-cell table:number-columns-repeated="1017"/>
        </table:table-row>
        <table:table-row table:style-name="ro1">
          <table:table-cell table:formula="of:=SUM([.B25:.F25])" office:value-type="float" office:value="48.4485322287998">
            <text:p>48.4485322288</text:p>
          </table:table-cell>
          <table:table-cell/>
          <table:table-cell table:formula="of:=+[.C$22]*[.C10]" office:value-type="float" office:value="-9.53541642914785">
            <text:p>-9.5354164291</text:p>
          </table:table-cell>
          <table:table-cell/>
          <table:table-cell table:formula="of:=+[.E$22]*[.E10]" office:value-type="float" office:value="57.9839486579476">
            <text:p>57.9839486579</text:p>
          </table:table-cell>
          <table:table-cell table:number-columns-repeated="1017"/>
        </table:table-row>
        <table:table-row table:style-name="ro1">
          <table:table-cell table:formula="of:=SUM([.B26:.F26])" office:value-type="float" office:value="110.292166886747">
            <text:p>110.2921668867</text:p>
          </table:table-cell>
          <table:table-cell/>
          <table:table-cell table:formula="of:=+[.C$22]*[.C11]" office:value-type="float" office:value="-9.88121042914784">
            <text:p>-9.8812104291</text:p>
          </table:table-cell>
          <table:table-cell/>
          <table:table-cell table:formula="of:=+[.E$22]*[.E11]" office:value-type="float" office:value="120.173377315895">
            <text:p>120.1733773159</text:p>
          </table:table-cell>
          <table:table-cell table:number-columns-repeated="1017"/>
        </table:table-row>
        <table:table-row table:style-name="ro1">
          <table:table-cell table:formula="of:=SUM([.B27:.F27])" office:value-type="float" office:value="173.86665116802">
            <text:p>173.866651168</text:p>
          </table:table-cell>
          <table:table-cell/>
          <table:table-cell table:formula="of:=+[.C$22]*[.C12]" office:value-type="float" office:value="-10.0834869521222">
            <text:p>-10.0834869521</text:p>
          </table:table-cell>
          <table:table-cell/>
          <table:table-cell table:formula="of:=+[.E$22]*[.E12]" office:value-type="float" office:value="183.950138120142">
            <text:p>183.9501381201</text:p>
          </table:table-cell>
          <table:table-cell table:number-columns-repeated="1017"/>
        </table:table-row>
        <table:table-row table:style-name="ro1">
          <table:table-cell table:formula="of:=SUM([.B28:.F28])" office:value-type="float" office:value="238.530710202643">
            <text:p>238.5307102026</text:p>
          </table:table-cell>
          <table:table-cell/>
          <table:table-cell table:formula="of:=+[.C$22]*[.C13]" office:value-type="float" office:value="-10.2270044291478">
            <text:p>-10.2270044291</text:p>
          </table:table-cell>
          <table:table-cell/>
          <table:table-cell table:formula="of:=+[.E$22]*[.E13]" office:value-type="float" office:value="248.75771463179">
            <text:p>248.7577146318</text:p>
          </table:table-cell>
          <table:table-cell table:number-columns-repeated="1017"/>
        </table:table-row>
        <table:table-row table:style-name="ro1">
          <table:table-cell table:formula="of:=SUM([.B29:.F29])" office:value-type="float" office:value="303.993473468164">
            <text:p>303.9934734682</text:p>
          </table:table-cell>
          <table:table-cell/>
          <table:table-cell table:formula="of:=+[.C$22]*[.C14]" office:value-type="float" office:value="-10.3383252327913">
            <text:p>-10.3383252328</text:p>
          </table:table-cell>
          <table:table-cell/>
          <table:table-cell table:formula="of:=+[.E$22]*[.E14]" office:value-type="float" office:value="314.331798700955">
            <text:p>314.331798701</text:p>
          </table:table-cell>
          <table:table-cell table:number-columns-repeated="1017"/>
        </table:table-row>
        <table:table-row table:style-name="ro1" table:number-rows-repeated="1048546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TimeAnalysisFunction3" table:style-name="ta1" table:print="false">
        <table:table-column table:style-name="co1" table:number-columns-repeated="6" table:default-cell-style-name="ce1"/>
        <table:table-column table:style-name="co2" table:number-columns-repeated="3" table:default-cell-style-name="ce1"/>
        <table:table-column table:style-name="co2" table:number-columns-repeated="1013" table:default-cell-style-name="Default"/>
        <table:table-row table:style-name="ro1">
          <table:table-cell table:number-columns-repeated="1022"/>
        </table:table-row>
        <table:table-row table:style-name="ro2">
          <table:table-cell table:style-name="ce2" table:number-columns-repeated="3"/>
          <table:table-cell table:style-name="ce2" office:value-type="string">
            <text:p>Shell Sort Time Analysis</text:p>
          </table:table-cell>
          <table:table-cell table:style-name="ce2" table:number-columns-repeated="5"/>
          <table:table-cell table:style-name="ce5" table:number-columns-repeated="1013"/>
        </table:table-row>
        <table:table-row table:style-name="ro1">
          <table:table-cell table:style-name="ce3" table:number-columns-repeated="9"/>
          <table:table-cell table:style-name="ce6" table:number-columns-repeated="1013"/>
        </table:table-row>
        <table:table-row table:style-name="ro1">
          <table:table-cell table:style-name="ce3" office:value-type="string">
            <text:p>f(n)</text:p>
          </table:table-cell>
          <table:table-cell table:style-name="ce3" office:value-type="string">
            <text:p>N^0</text:p>
          </table:table-cell>
          <table:table-cell table:style-name="ce3" office:value-type="string">
            <text:p>log2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log2N</text:p>
          </table:table-cell>
          <table:table-cell table:style-name="ce3" office:value-type="string">
            <text:p>N^2</text:p>
          </table:table-cell>
          <table:table-cell table:style-name="ce3" table:number-columns-repeated="3"/>
          <table:table-cell table:style-name="ce6" table:number-columns-repeated="1013"/>
        </table:table-row>
        <table:table-row table:style-name="ro1">
          <table:table-cell table:number-columns-repeated="1022"/>
        </table:table-row>
        <table:table-row table:style-name="ro1">
          <table:table-cell office:value-type="float" office:value="22">
            <text:p>22</text:p>
          </table:table-cell>
          <table:table-cell table:formula="of:=[.D6]^0" office:value-type="float" office:value="1">
            <text:p>1</text:p>
          </table:table-cell>
          <table:table-cell table:formula="of:=LOG([.D6])/LOG(2)" office:value-type="float" office:value="26.5754247590989">
            <text:p>26.5754247591</text:p>
          </table:table-cell>
          <table:table-cell table:formula="of:=10^8" office:value-type="float" office:value="100000000">
            <text:p>100000000</text:p>
          </table:table-cell>
          <table:table-cell table:formula="of:=+[.D6]*[.C6]" office:value-type="float" office:value="2657542475.90989">
            <text:p>2657542475.90989</text:p>
          </table:table-cell>
          <table:table-cell table:formula="of:=[.D6]^2" office:value-type="float" office:value="1E+016">
            <text:p>10000000000000000</text:p>
          </table:table-cell>
          <table:table-cell table:number-columns-repeated="1016"/>
        </table:table-row>
        <table:table-row table:style-name="ro1">
          <table:table-cell office:value-type="float" office:value="51">
            <text:p>51</text:p>
          </table:table-cell>
          <table:table-cell table:formula="of:=[.D7]^0" office:value-type="float" office:value="1">
            <text:p>1</text:p>
          </table:table-cell>
          <table:table-cell table:formula="of:=LOG([.D7])/LOG(2)" office:value-type="float" office:value="27.5754247590989">
            <text:p>27.5754247591</text:p>
          </table:table-cell>
          <table:table-cell table:formula="of:=2*10^8" office:value-type="float" office:value="200000000">
            <text:p>200000000</text:p>
          </table:table-cell>
          <table:table-cell table:formula="of:=+[.D7]*[.C7]" office:value-type="float" office:value="5515084951.81978">
            <text:p>5515084951.81978</text:p>
          </table:table-cell>
          <table:table-cell table:formula="of:=[.D7]^2" office:value-type="float" office:value="4E+016">
            <text:p>40000000000000000</text:p>
          </table:table-cell>
          <table:table-cell table:number-columns-repeated="1016"/>
        </table:table-row>
        <table:table-row table:style-name="ro1">
          <table:table-cell office:value-type="float" office:value="113">
            <text:p>113</text:p>
          </table:table-cell>
          <table:table-cell table:formula="of:=[.D8]^0" office:value-type="float" office:value="1">
            <text:p>1</text:p>
          </table:table-cell>
          <table:table-cell table:formula="of:=LOG([.D8])/LOG(2)" office:value-type="float" office:value="28.5754247590989">
            <text:p>28.5754247591</text:p>
          </table:table-cell>
          <table:table-cell table:formula="of:=4*10^8" office:value-type="float" office:value="400000000">
            <text:p>400000000</text:p>
          </table:table-cell>
          <table:table-cell table:formula="of:=+[.D8]*[.C8]" office:value-type="float" office:value="11430169903.6396">
            <text:p>11430169903.6396</text:p>
          </table:table-cell>
          <table:table-cell table:formula="of:=[.D8]^2" office:value-type="float" office:value="1.6E+017">
            <text:p>160000000000000000</text:p>
          </table:table-cell>
          <table:table-cell table:number-columns-repeated="1016"/>
        </table:table-row>
        <table:table-row table:style-name="ro1">
          <table:table-cell office:value-type="float" office:value="158">
            <text:p>158</text:p>
          </table:table-cell>
          <table:table-cell table:formula="of:=[.D9]^0" office:value-type="float" office:value="1">
            <text:p>1</text:p>
          </table:table-cell>
          <table:table-cell table:formula="of:=LOG([.D9])/LOG(2)" office:value-type="float" office:value="29.1603872598201">
            <text:p>29.1603872598</text:p>
          </table:table-cell>
          <table:table-cell table:formula="of:=6*10^8" office:value-type="float" office:value="600000000">
            <text:p>600000000</text:p>
          </table:table-cell>
          <table:table-cell table:formula="of:=+[.D9]*[.C9]" office:value-type="float" office:value="17496232355.892">
            <text:p>17496232355.892</text:p>
          </table:table-cell>
          <table:table-cell table:formula="of:=[.D9]^2" office:value-type="float" office:value="3.6E+017">
            <text:p>360000000000000000</text:p>
          </table:table-cell>
          <table:table-cell table:number-columns-repeated="1016"/>
        </table:table-row>
        <table:table-row table:style-name="ro1">
          <table:table-cell office:value-type="float" office:value="272">
            <text:p>272</text:p>
          </table:table-cell>
          <table:table-cell table:formula="of:=[.D10]^0" office:value-type="float" office:value="1">
            <text:p>1</text:p>
          </table:table-cell>
          <table:table-cell table:formula="of:=LOG([.D10])/LOG(2)" office:value-type="float" office:value="29.5754247590989">
            <text:p>29.5754247591</text:p>
          </table:table-cell>
          <table:table-cell table:formula="of:=8*10^8" office:value-type="float" office:value="800000000">
            <text:p>800000000</text:p>
          </table:table-cell>
          <table:table-cell table:formula="of:=+[.D10]*[.C10]" office:value-type="float" office:value="23660339807.2791">
            <text:p>23660339807.2791</text:p>
          </table:table-cell>
          <table:table-cell table:formula="of:=[.D10]^2" office:value-type="float" office:value="6.4E+017">
            <text:p>640000000000000000</text:p>
          </table:table-cell>
          <table:table-cell table:number-columns-repeated="1016"/>
        </table:table-row>
        <table:table-row table:style-name="ro1">
          <table:table-cell office:value-type="float" office:value="266">
            <text:p>266</text:p>
          </table:table-cell>
          <table:table-cell table:formula="of:=[.D11]^0" office:value-type="float" office:value="1">
            <text:p>1</text:p>
          </table:table-cell>
          <table:table-cell table:formula="of:=LOG([.D11])/LOG(2)" office:value-type="float" office:value="29.8973528539863">
            <text:p>29.897352854</text:p>
          </table:table-cell>
          <table:table-cell table:formula="of:=10*10^8" office:value-type="float" office:value="1000000000">
            <text:p>1000000000</text:p>
          </table:table-cell>
          <table:table-cell table:formula="of:=+[.D11]*[.C11]" office:value-type="float" office:value="29897352853.9863">
            <text:p>29897352853.9863</text:p>
          </table:table-cell>
          <table:table-cell table:formula="of:=[.D11]^2" office:value-type="float" office:value="1E+018">
            <text:p>1000000000000000000</text:p>
          </table:table-cell>
          <table:table-cell table:number-columns-repeated="1016"/>
        </table:table-row>
        <table:table-row table:style-name="ro1">
          <table:table-cell office:value-type="float" office:value="367">
            <text:p>367</text:p>
          </table:table-cell>
          <table:table-cell table:formula="of:=[.D12]^0" office:value-type="float" office:value="1">
            <text:p>1</text:p>
          </table:table-cell>
          <table:table-cell table:formula="of:=LOG([.D12])/LOG(2)" office:value-type="float" office:value="30.1603872598201">
            <text:p>30.1603872598</text:p>
          </table:table-cell>
          <table:table-cell office:value-type="float" office:value="1200000000">
            <text:p>1200000000</text:p>
          </table:table-cell>
          <table:table-cell table:formula="of:=+[.D12]*[.C12]" office:value-type="float" office:value="36192464711.7841">
            <text:p>36192464711.7841</text:p>
          </table:table-cell>
          <table:table-cell table:formula="of:=[.D12]^2" office:value-type="float" office:value="1.44E+018">
            <text:p>1440000000000000000</text:p>
          </table:table-cell>
          <table:table-cell table:number-columns-repeated="1016"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1">
            <text:p>1</text:p>
          </table:table-cell>
          <table:table-cell table:formula="of:=LOG([.D13])/LOG(2)" office:value-type="float" office:value="30.3827796811565">
            <text:p>30.3827796812</text:p>
          </table:table-cell>
          <table:table-cell office:value-type="float" office:value="1400000000">
            <text:p>1400000000</text:p>
          </table:table-cell>
          <table:table-cell table:formula="of:=+[.D13]*[.C13]" office:value-type="float" office:value="42535891553.6191">
            <text:p>42535891553.6191</text:p>
          </table:table-cell>
          <table:table-cell table:formula="of:=[.D13]^2" office:value-type="float" office:value="1.96E+018">
            <text:p>1960000000000000000</text:p>
          </table:table-cell>
          <table:table-cell table:number-columns-repeated="1016"/>
        </table:table-row>
        <table:table-row table:style-name="ro1">
          <table:table-cell office:value-type="float" office:value="643">
            <text:p>643</text:p>
          </table:table-cell>
          <table:table-cell office:value-type="float" office:value="1">
            <text:p>1</text:p>
          </table:table-cell>
          <table:table-cell table:formula="of:=LOG([.D14])/LOG(2)" office:value-type="float" office:value="30.5754247590989">
            <text:p>30.5754247591</text:p>
          </table:table-cell>
          <table:table-cell office:value-type="float" office:value="1600000000">
            <text:p>1600000000</text:p>
          </table:table-cell>
          <table:table-cell table:formula="of:=+[.D14]*[.C14]" office:value-type="float" office:value="48920679614.5582">
            <text:p>48920679614.5582</text:p>
          </table:table-cell>
          <table:table-cell table:formula="of:=[.D14]^2" office:value-type="float" office:value="2.56E+018">
            <text:p>2560000000000000000</text:p>
          </table:table-cell>
          <table:table-cell table:number-columns-repeated="1016"/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1">
            <text:p>1</text:p>
          </table:table-cell>
          <table:table-cell table:formula="of:=LOG([.D15])/LOG(2)" office:value-type="float" office:value="30.7453497605412">
            <text:p>30.7453497605</text:p>
          </table:table-cell>
          <table:table-cell office:value-type="float" office:value="1800000000">
            <text:p>1800000000</text:p>
          </table:table-cell>
          <table:table-cell table:formula="of:=+[.D15]*[.C15]" office:value-type="float" office:value="55341629568.9742">
            <text:p>55341629568.9742</text:p>
          </table:table-cell>
          <table:table-cell table:formula="of:=[.D15]^2" office:value-type="float" office:value="3.24E+018">
            <text:p>3240000000000000000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table:style-name="ce3" table:number-columns-repeated="4"/>
          <table:table-cell table:style-name="ce3" office:value-type="string">
            <text:p>C3</text:p>
          </table:table-cell>
          <table:table-cell table:style-name="ce3" table:number-columns-repeated="4"/>
          <table:table-cell table:style-name="ce6" table:number-columns-repeated="1013"/>
        </table:table-row>
        <table:table-row table:style-name="ro1">
          <table:table-cell table:style-name="ce3" office:value-type="string">
            <text:p>f(n)</text:p>
          </table:table-cell>
          <table:table-cell table:style-name="ce3" table:number-columns-repeated="2"/>
          <table:table-cell table:style-name="ce4"/>
          <table:table-cell table:style-name="ce4" office:value-type="float" office:value="0.0000000102426">
            <text:p>1.02E-008</text:p>
          </table:table-cell>
          <table:table-cell table:style-name="ce4"/>
          <table:table-cell table:style-name="ce3" table:number-columns-repeated="3"/>
          <table:table-cell table:style-name="ce6" table:number-columns-repeated="1013"/>
        </table:table-row>
        <table:table-row table:style-name="ro1">
          <table:table-cell table:number-columns-repeated="7"/>
          <table:table-cell table:style-name="ce7"/>
          <table:table-cell table:number-columns-repeated="1014"/>
        </table:table-row>
        <table:table-row table:style-name="ro1">
          <table:table-cell table:formula="of:=SUM([.B20:.F20])" office:value-type="float" office:value="27.2201445637546">
            <text:p>27.2201445638</text:p>
          </table:table-cell>
          <table:table-cell table:number-columns-repeated="3"/>
          <table:table-cell table:formula="of:=+[.E$18]*[.E6]" office:value-type="float" office:value="27.2201445637546">
            <text:p>27.2201445638</text:p>
          </table:table-cell>
          <table:table-cell table:number-columns-repeated="1017"/>
        </table:table-row>
        <table:table-row table:style-name="ro1">
          <table:table-cell table:formula="of:=SUM([.B21:.F21])" office:value-type="float" office:value="56.4888091275093">
            <text:p>56.4888091275</text:p>
          </table:table-cell>
          <table:table-cell table:number-columns-repeated="3"/>
          <table:table-cell table:formula="of:=+[.E$18]*[.E7]" office:value-type="float" office:value="56.4888091275093">
            <text:p>56.4888091275</text:p>
          </table:table-cell>
          <table:table-cell table:number-columns-repeated="1017"/>
        </table:table-row>
        <table:table-row table:style-name="ro1">
          <table:table-cell table:formula="of:=SUM([.B22:.F22])" office:value-type="float" office:value="117.074658255019">
            <text:p>117.074658255</text:p>
          </table:table-cell>
          <table:table-cell table:number-columns-repeated="3"/>
          <table:table-cell table:formula="of:=+[.E$18]*[.E8]" office:value-type="float" office:value="117.074658255019">
            <text:p>117.074658255</text:p>
          </table:table-cell>
          <table:table-cell table:number-columns-repeated="1017"/>
        </table:table-row>
        <table:table-row table:style-name="ro1">
          <table:table-cell table:formula="of:=SUM([.B23:.F23])" office:value-type="float" office:value="179.20690952846">
            <text:p>179.2069095285</text:p>
          </table:table-cell>
          <table:table-cell table:number-columns-repeated="3"/>
          <table:table-cell table:formula="of:=+[.E$18]*[.E9]" office:value-type="float" office:value="179.20690952846">
            <text:p>179.2069095285</text:p>
          </table:table-cell>
          <table:table-cell table:number-columns-repeated="1017"/>
        </table:table-row>
        <table:table-row table:style-name="ro1">
          <table:table-cell table:formula="of:=SUM([.B24:.F24])" office:value-type="float" office:value="242.343396510037">
            <text:p>242.34339651</text:p>
          </table:table-cell>
          <table:table-cell table:number-columns-repeated="3"/>
          <table:table-cell table:formula="of:=+[.E$18]*[.E10]" office:value-type="float" office:value="242.343396510037">
            <text:p>242.34339651</text:p>
          </table:table-cell>
          <table:table-cell table:number-columns-repeated="1017"/>
        </table:table-row>
        <table:table-row table:style-name="ro1">
          <table:table-cell table:formula="of:=SUM([.B25:.F25])" office:value-type="float" office:value="306.22662634224">
            <text:p>306.2266263422</text:p>
          </table:table-cell>
          <table:table-cell table:number-columns-repeated="3"/>
          <table:table-cell table:formula="of:=+[.E$18]*[.E11]" office:value-type="float" office:value="306.22662634224">
            <text:p>306.2266263422</text:p>
          </table:table-cell>
          <table:table-cell table:number-columns-repeated="1017"/>
        </table:table-row>
        <table:table-row table:style-name="ro1">
          <table:table-cell table:formula="of:=SUM([.B26:.F26])" office:value-type="float" office:value="370.704939056919">
            <text:p>370.7049390569</text:p>
          </table:table-cell>
          <table:table-cell table:number-columns-repeated="3"/>
          <table:table-cell table:formula="of:=+[.E$18]*[.E12]" office:value-type="float" office:value="370.704939056919">
            <text:p>370.7049390569</text:p>
          </table:table-cell>
          <table:table-cell table:number-columns-repeated="1017"/>
        </table:table-row>
        <table:table-row table:style-name="ro1">
          <table:table-cell table:formula="of:=SUM([.B27:.F27])" office:value-type="float" office:value="435.678122827099">
            <text:p>435.6781228271</text:p>
          </table:table-cell>
          <table:table-cell table:number-columns-repeated="3"/>
          <table:table-cell table:formula="of:=+[.E$18]*[.E13]" office:value-type="float" office:value="435.678122827099">
            <text:p>435.6781228271</text:p>
          </table:table-cell>
          <table:table-cell table:number-columns-repeated="1017"/>
        </table:table-row>
        <table:table-row table:style-name="ro1">
          <table:table-cell table:formula="of:=SUM([.B28:.F28])" office:value-type="float" office:value="501.074953020074">
            <text:p>501.0749530201</text:p>
          </table:table-cell>
          <table:table-cell table:number-columns-repeated="3"/>
          <table:table-cell table:formula="of:=+[.E$18]*[.E14]" office:value-type="float" office:value="501.074953020074">
            <text:p>501.0749530201</text:p>
          </table:table-cell>
          <table:table-cell table:number-columns-repeated="1017"/>
        </table:table-row>
        <table:table-row table:style-name="ro1">
          <table:table-cell table:formula="of:=SUM([.B29:.F29])" office:value-type="float" office:value="566.842175023175">
            <text:p>566.8421750232</text:p>
          </table:table-cell>
          <table:table-cell table:number-columns-repeated="3"/>
          <table:table-cell table:formula="of:=+[.E$18]*[.E15]" office:value-type="float" office:value="566.842175023175">
            <text:p>566.8421750232</text:p>
          </table:table-cell>
          <table:table-cell table:number-columns-repeated="1017"/>
        </table:table-row>
        <table:table-row table:style-name="ro1">
          <table:table-cell>
            <draw:frame table:end-cell-address="TimeAnalysisFunction3.F48" table:end-x="0.8913in" table:end-y="0.1035in" draw:z-index="0" draw:style-name="gr1" draw:text-style-name="P1" svg:width="6.2283in" svg:height="3.2433in" svg:x="0.0488in" svg:y="0.0606in">
              <draw:object draw:notify-on-update-of-ranges="TimeAnalysisFunction3.C33:TimeAnalysisFunction3.C33 TimeAnalysisFunction3.A34:TimeAnalysisFunction3.A43 TimeAnalysisFunction3.B33:TimeAnalysisFunction3.B33 TimeAnalysisFunction3.B34:TimeAnalysisFunction3.B43 TimeAnalysisFunction3.C33:TimeAnalysisFunction3.C33 TimeAnalysisFunction3.C34:TimeAnalysisFunction3.C43 TimeAnalysisFunction3.A34:TimeAnalysisFunction3.A4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ummary</text:p>
          </table:table-cell>
          <table:table-cell table:number-columns-repeated="1021"/>
        </table:table-row>
        <table:table-row table:style-name="ro1">
          <table:table-cell office:value-type="string">
            <text:p>N</text:p>
          </table:table-cell>
          <table:table-cell office:value-type="string">
            <text:p>Simulation</text:p>
          </table:table-cell>
          <table:table-cell office:value-type="string">
            <text:p>Nlog2N</text:p>
          </table:table-cell>
          <table:table-cell table:number-columns-repeated="1019"/>
        </table:table-row>
        <table:table-row table:style-name="ro1">
          <table:table-cell table:formula="of:=10^8" office:value-type="float" office:value="100000000">
            <text:p>100000000</text:p>
          </table:table-cell>
          <table:table-cell office:value-type="float" office:value="22">
            <text:p>22</text:p>
          </table:table-cell>
          <table:table-cell table:style-name="ce8" office:value-type="float" office:value="27.2201445637546">
            <text:p>27</text:p>
          </table:table-cell>
          <table:table-cell table:number-columns-repeated="1019"/>
        </table:table-row>
        <table:table-row table:style-name="ro1">
          <table:table-cell table:formula="of:=2*10^8" office:value-type="float" office:value="200000000">
            <text:p>200000000</text:p>
          </table:table-cell>
          <table:table-cell office:value-type="float" office:value="51">
            <text:p>51</text:p>
          </table:table-cell>
          <table:table-cell table:style-name="ce8" office:value-type="float" office:value="56.4888091275093">
            <text:p>56</text:p>
          </table:table-cell>
          <table:table-cell table:number-columns-repeated="1019"/>
        </table:table-row>
        <table:table-row table:style-name="ro1">
          <table:table-cell table:formula="of:=4*10^8" office:value-type="float" office:value="400000000">
            <text:p>400000000</text:p>
          </table:table-cell>
          <table:table-cell office:value-type="float" office:value="113">
            <text:p>113</text:p>
          </table:table-cell>
          <table:table-cell table:style-name="ce8" office:value-type="float" office:value="117.074658255019">
            <text:p>117</text:p>
          </table:table-cell>
          <table:table-cell table:number-columns-repeated="1019"/>
        </table:table-row>
        <table:table-row table:style-name="ro1">
          <table:table-cell table:formula="of:=6*10^8" office:value-type="float" office:value="600000000">
            <text:p>600000000</text:p>
          </table:table-cell>
          <table:table-cell office:value-type="float" office:value="158">
            <text:p>158</text:p>
          </table:table-cell>
          <table:table-cell table:style-name="ce8" office:value-type="float" office:value="179.20690952846">
            <text:p>179</text:p>
          </table:table-cell>
          <table:table-cell table:number-columns-repeated="1019"/>
        </table:table-row>
        <table:table-row table:style-name="ro1">
          <table:table-cell table:formula="of:=8*10^8" office:value-type="float" office:value="800000000">
            <text:p>800000000</text:p>
          </table:table-cell>
          <table:table-cell office:value-type="float" office:value="272">
            <text:p>272</text:p>
          </table:table-cell>
          <table:table-cell table:style-name="ce8" office:value-type="float" office:value="242.343396510037">
            <text:p>242</text:p>
          </table:table-cell>
          <table:table-cell table:number-columns-repeated="1019"/>
        </table:table-row>
        <table:table-row table:style-name="ro1">
          <table:table-cell table:formula="of:=10*10^8" office:value-type="float" office:value="1000000000">
            <text:p>1000000000</text:p>
          </table:table-cell>
          <table:table-cell office:value-type="float" office:value="266">
            <text:p>266</text:p>
          </table:table-cell>
          <table:table-cell table:style-name="ce8" office:value-type="float" office:value="306.22662634224">
            <text:p>306</text:p>
          </table:table-cell>
          <table:table-cell table:number-columns-repeated="1019"/>
        </table:table-row>
        <table:table-row table:style-name="ro1">
          <table:table-cell office:value-type="float" office:value="1200000000">
            <text:p>1200000000</text:p>
          </table:table-cell>
          <table:table-cell office:value-type="float" office:value="367">
            <text:p>367</text:p>
          </table:table-cell>
          <table:table-cell table:style-name="ce8" office:value-type="float" office:value="370.704939056919">
            <text:p>371</text:p>
          </table:table-cell>
          <table:table-cell table:number-columns-repeated="1019"/>
        </table:table-row>
        <table:table-row table:style-name="ro1">
          <table:table-cell office:value-type="float" office:value="1400000000">
            <text:p>1400000000</text:p>
          </table:table-cell>
          <table:table-cell office:value-type="float" office:value="380">
            <text:p>380</text:p>
          </table:table-cell>
          <table:table-cell table:style-name="ce8" office:value-type="float" office:value="435.678122827099">
            <text:p>436</text:p>
          </table:table-cell>
          <table:table-cell table:number-columns-repeated="1019"/>
        </table:table-row>
        <table:table-row table:style-name="ro1">
          <table:table-cell office:value-type="float" office:value="1600000000">
            <text:p>1600000000</text:p>
          </table:table-cell>
          <table:table-cell office:value-type="float" office:value="643">
            <text:p>643</text:p>
          </table:table-cell>
          <table:table-cell table:style-name="ce8" office:value-type="float" office:value="501.074953020074">
            <text:p>501</text:p>
          </table:table-cell>
          <table:table-cell table:number-columns-repeated="1019"/>
        </table:table-row>
        <table:table-row table:style-name="ro1">
          <table:table-cell office:value-type="float" office:value="1800000000">
            <text:p>1800000000</text:p>
          </table:table-cell>
          <table:table-cell office:value-type="float" office:value="504">
            <text:p>504</text:p>
          </table:table-cell>
          <table:table-cell table:style-name="ce8" office:value-type="float" office:value="566.842175023175">
            <text:p>567</text:p>
          </table:table-cell>
          <table:table-cell table:number-columns-repeated="1019"/>
        </table:table-row>
        <table:table-row table:style-name="ro1" table:number-rows-repeated="104853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OperationalAnalysisFunction" table:style-name="ta1" table:print="false">
        <table:table-column table:style-name="co1" table:number-columns-repeated="6" table:default-cell-style-name="ce1"/>
        <table:table-column table:style-name="co2" table:number-columns-repeated="3" table:default-cell-style-name="ce1"/>
        <table:table-column table:style-name="co2" table:number-columns-repeated="1015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table:number-columns-spanned="6" table:number-rows-spanned="1">
            <text:p>Shell Sort Operation Analysis</text:p>
          </table:table-cell>
          <table:covered-table-cell table:number-columns-repeated="5" table:style-name="ce2"/>
          <table:table-cell table:style-name="ce2" table:number-columns-repeated="3"/>
          <table:table-cell table:style-name="ce5" table:number-columns-repeated="1013"/>
          <table:table-cell table:number-columns-repeated="2"/>
        </table:table-row>
        <table:table-row table:style-name="ro1" table:number-rows-repeated="4">
          <table:table-cell table:style-name="ce3" table:number-columns-repeated="9"/>
          <table:table-cell table:style-name="ce6" table:number-columns-repeated="1013"/>
          <table:table-cell table:number-columns-repeated="2"/>
        </table:table-row>
        <table:table-row table:style-name="ro1">
          <table:table-cell table:style-name="ce3" office:value-type="string">
            <text:p>f(n) ops</text:p>
          </table:table-cell>
          <table:table-cell table:style-name="ce3" office:value-type="string">
            <text:p>N^0</text:p>
          </table:table-cell>
          <table:table-cell table:style-name="ce3" office:value-type="string">
            <text:p>log2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log2N</text:p>
          </table:table-cell>
          <table:table-cell table:style-name="ce3" office:value-type="string">
            <text:p>N^2</text:p>
          </table:table-cell>
          <table:table-cell table:style-name="ce3" table:number-columns-repeated="3"/>
          <table:table-cell table:style-name="ce6" table:number-columns-repeated="1013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4918">
            <text:p>104918</text:p>
          </table:table-cell>
          <table:table-cell table:formula="of:=[.D9]^0" office:value-type="float" office:value="1">
            <text:p>1</text:p>
          </table:table-cell>
          <table:table-cell table:formula="of:=LOG([.D9])/LOG(2)" office:value-type="float" office:value="9.96578428466209">
            <text:p>9.9657842847</text:p>
          </table:table-cell>
          <table:table-cell office:value-type="float" office:value="1000">
            <text:p>1000</text:p>
          </table:table-cell>
          <table:table-cell table:formula="of:=+[.D9]*[.C9]" office:value-type="float" office:value="9965.78428466209">
            <text:p>9965.7842846621</text:p>
          </table:table-cell>
          <table:table-cell table:formula="of:=[.D9]^2" office:value-type="float" office:value="1000000">
            <text:p>1000000</text:p>
          </table:table-cell>
          <table:table-cell table:number-columns-repeated="1018"/>
        </table:table-row>
        <table:table-row table:style-name="ro1">
          <table:table-cell office:value-type="float" office:value="236417">
            <text:p>236417</text:p>
          </table:table-cell>
          <table:table-cell table:formula="of:=[.D10]^0" office:value-type="float" office:value="1">
            <text:p>1</text:p>
          </table:table-cell>
          <table:table-cell table:formula="of:=LOG([.D10])/LOG(2)" office:value-type="float" office:value="10.9657842846621">
            <text:p>10.9657842847</text:p>
          </table:table-cell>
          <table:table-cell office:value-type="float" office:value="2000">
            <text:p>2000</text:p>
          </table:table-cell>
          <table:table-cell table:formula="of:=+[.D10]*[.C10]" office:value-type="float" office:value="21931.5685693242">
            <text:p>21931.5685693242</text:p>
          </table:table-cell>
          <table:table-cell table:formula="of:=[.D10]^2" office:value-type="float" office:value="4000000">
            <text:p>4000000</text:p>
          </table:table-cell>
          <table:table-cell table:number-columns-repeated="1018"/>
        </table:table-row>
        <table:table-row table:style-name="ro1">
          <table:table-cell office:value-type="float" office:value="538976">
            <text:p>538976</text:p>
          </table:table-cell>
          <table:table-cell table:formula="of:=[.D11]^0" office:value-type="float" office:value="1">
            <text:p>1</text:p>
          </table:table-cell>
          <table:table-cell table:formula="of:=LOG([.D11])/LOG(2)" office:value-type="float" office:value="11.9657842846621">
            <text:p>11.9657842847</text:p>
          </table:table-cell>
          <table:table-cell office:value-type="float" office:value="4000">
            <text:p>4000</text:p>
          </table:table-cell>
          <table:table-cell table:formula="of:=+[.D11]*[.C11]" office:value-type="float" office:value="47863.1371386484">
            <text:p>47863.1371386484</text:p>
          </table:table-cell>
          <table:table-cell table:formula="of:=[.D11]^2" office:value-type="float" office:value="16000000">
            <text:p>16000000</text:p>
          </table:table-cell>
          <table:table-cell table:number-columns-repeated="1018"/>
        </table:table-row>
        <table:table-row table:style-name="ro1">
          <table:table-cell office:value-type="float" office:value="823733">
            <text:p>823733</text:p>
          </table:table-cell>
          <table:table-cell table:formula="of:=[.D12]^0" office:value-type="float" office:value="1">
            <text:p>1</text:p>
          </table:table-cell>
          <table:table-cell table:formula="of:=LOG([.D12])/LOG(2)" office:value-type="float" office:value="12.5507467853832">
            <text:p>12.5507467854</text:p>
          </table:table-cell>
          <table:table-cell office:value-type="float" office:value="6000">
            <text:p>6000</text:p>
          </table:table-cell>
          <table:table-cell table:formula="of:=+[.D12]*[.C12]" office:value-type="float" office:value="75304.4807122995">
            <text:p>75304.4807122995</text:p>
          </table:table-cell>
          <table:table-cell table:formula="of:=[.D12]^2" office:value-type="float" office:value="36000000">
            <text:p>36000000</text:p>
          </table:table-cell>
          <table:table-cell table:number-columns-repeated="1018"/>
        </table:table-row>
        <table:table-row table:style-name="ro1">
          <table:table-cell office:value-type="float" office:value="1181275">
            <text:p>1181275</text:p>
          </table:table-cell>
          <table:table-cell table:formula="of:=[.D13]^0" office:value-type="float" office:value="1">
            <text:p>1</text:p>
          </table:table-cell>
          <table:table-cell table:formula="of:=LOG([.D13])/LOG(2)" office:value-type="float" office:value="12.9657842846621">
            <text:p>12.9657842847</text:p>
          </table:table-cell>
          <table:table-cell office:value-type="float" office:value="8000">
            <text:p>8000</text:p>
          </table:table-cell>
          <table:table-cell table:formula="of:=+[.D13]*[.C13]" office:value-type="float" office:value="103726.274277297">
            <text:p>103726.274277297</text:p>
          </table:table-cell>
          <table:table-cell table:formula="of:=[.D13]^2" office:value-type="float" office:value="64000000">
            <text:p>64000000</text:p>
          </table:table-cell>
          <table:table-cell table:number-columns-repeated="1018"/>
        </table:table-row>
        <table:table-row table:style-name="ro1">
          <table:table-cell office:value-type="float" office:value="1589924">
            <text:p>1589924</text:p>
          </table:table-cell>
          <table:table-cell table:formula="of:=[.D14]^0" office:value-type="float" office:value="1">
            <text:p>1</text:p>
          </table:table-cell>
          <table:table-cell table:formula="of:=LOG([.D14])/LOG(2)" office:value-type="float" office:value="13.2877123795495">
            <text:p>13.2877123795</text:p>
          </table:table-cell>
          <table:table-cell office:value-type="float" office:value="10000">
            <text:p>10000</text:p>
          </table:table-cell>
          <table:table-cell table:formula="of:=+[.D14]*[.C14]" office:value-type="float" office:value="132877.123795495">
            <text:p>132877.123795495</text:p>
          </table:table-cell>
          <table:table-cell table:formula="of:=[.D14]^2" office:value-type="float" office:value="100000000">
            <text:p>10000000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table:number-columns-repeated="4"/>
          <table:table-cell table:style-name="ce3" office:value-type="string">
            <text:p>C3</text:p>
          </table:table-cell>
          <table:table-cell table:style-name="ce3" table:number-columns-repeated="4"/>
          <table:table-cell table:style-name="ce6" table:number-columns-repeated="1013"/>
          <table:table-cell table:number-columns-repeated="2"/>
        </table:table-row>
        <table:table-row table:style-name="ro1">
          <table:table-cell table:style-name="ce3" office:value-type="string">
            <text:p>f(n)</text:p>
          </table:table-cell>
          <table:table-cell table:style-name="ce3" table:number-columns-repeated="2"/>
          <table:table-cell table:style-name="ce4"/>
          <table:table-cell table:style-name="ce4" office:value-type="float" office:value="11.5769">
            <text:p>1.16E+001</text:p>
          </table:table-cell>
          <table:table-cell table:style-name="ce4"/>
          <table:table-cell table:style-name="ce3" table:number-columns-repeated="3"/>
          <table:table-cell table:style-name="ce6" table:number-columns-repeated="1013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formula="of:=SUM([.B20:.F20])" office:value-type="float" office:value="115372.888085105">
            <text:p>115372.888085105</text:p>
          </table:table-cell>
          <table:table-cell table:number-columns-repeated="3"/>
          <table:table-cell table:formula="of:=+[.E$18]*[.E9]" office:value-type="float" office:value="115372.888085105">
            <text:p>115372.888085105</text:p>
          </table:table-cell>
          <table:table-cell table:number-columns-repeated="1019"/>
        </table:table-row>
        <table:table-row table:style-name="ro1">
          <table:table-cell table:formula="of:=SUM([.B21:.F21])" office:value-type="float" office:value="253899.576170209">
            <text:p>253899.576170209</text:p>
          </table:table-cell>
          <table:table-cell table:number-columns-repeated="3"/>
          <table:table-cell table:formula="of:=+[.E$18]*[.E10]" office:value-type="float" office:value="253899.576170209">
            <text:p>253899.576170209</text:p>
          </table:table-cell>
          <table:table-cell/>
          <table:table-cell table:style-name="ce7"/>
          <table:table-cell table:number-columns-repeated="1017"/>
        </table:table-row>
        <table:table-row table:style-name="ro1">
          <table:table-cell table:formula="of:=SUM([.B22:.F22])" office:value-type="float" office:value="554106.752340418">
            <text:p>554106.752340418</text:p>
          </table:table-cell>
          <table:table-cell table:number-columns-repeated="3"/>
          <table:table-cell table:formula="of:=+[.E$18]*[.E11]" office:value-type="float" office:value="554106.752340418">
            <text:p>554106.752340418</text:p>
          </table:table-cell>
          <table:table-cell table:number-columns-repeated="1019"/>
        </table:table-row>
        <table:table-row table:style-name="ro1">
          <table:table-cell table:formula="of:=SUM([.B23:.F23])" office:value-type="float" office:value="871792.44275822">
            <text:p>871792.44275822</text:p>
          </table:table-cell>
          <table:table-cell table:number-columns-repeated="3"/>
          <table:table-cell table:formula="of:=+[.E$18]*[.E12]" office:value-type="float" office:value="871792.44275822">
            <text:p>871792.44275822</text:p>
          </table:table-cell>
          <table:table-cell table:number-columns-repeated="1019"/>
        </table:table-row>
        <table:table-row table:style-name="ro1">
          <table:table-cell table:formula="of:=SUM([.B24:.F24])" office:value-type="float" office:value="1200828.70468084">
            <text:p>1200828.70468084</text:p>
          </table:table-cell>
          <table:table-cell table:number-columns-repeated="3"/>
          <table:table-cell table:formula="of:=+[.E$18]*[.E13]" office:value-type="float" office:value="1200828.70468084">
            <text:p>1200828.70468084</text:p>
          </table:table-cell>
          <table:table-cell table:number-columns-repeated="1019"/>
        </table:table-row>
        <table:table-row table:style-name="ro1">
          <table:table-cell table:formula="of:=SUM([.B25:.F25])" office:value-type="float" office:value="1538305.17446806">
            <text:p>1538305.17446806</text:p>
          </table:table-cell>
          <table:table-cell table:number-columns-repeated="3"/>
          <table:table-cell table:formula="of:=+[.E$18]*[.E14]" office:value-type="float" office:value="1538305.17446806">
            <text:p>1538305.17446806</text:p>
          </table:table-cell>
          <table:table-cell table:number-columns-repeated="1019"/>
        </table:table-row>
        <table:table-row table:style-name="ro1">
          <table:table-cell>
            <draw:frame table:end-cell-address="OperationalAnalysisFunction.F46" table:end-x="0.9461in" table:end-y="0.1094in" draw:z-index="0" draw:style-name="gr1" draw:text-style-name="P1" svg:width="6.2988in" svg:height="3.5429in" svg:x="0.0331in" svg:y="0.1228in">
              <draw:object draw:notify-on-update-of-ranges="OperationalAnalysisFunction.A30:OperationalAnalysisFunction.A35 OperationalAnalysisFunction.B29:OperationalAnalysisFunction.B29 OperationalAnalysisFunction.B30:OperationalAnalysisFunction.B35 OperationalAnalysisFunction.A30:OperationalAnalysisFunction.A35 OperationalAnalysisFunction.C29:OperationalAnalysisFunction.C29 OperationalAnalysisFunction.C30:OperationalAnalysisFunction.C35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2">
          <table:table-cell table:style-name="ce9" table:number-columns-repeated="9"/>
          <table:table-cell table:style-name="ce13" table:number-columns-repeated="1015"/>
        </table:table-row>
        <table:table-row table:style-name="ro1">
          <table:table-cell table:style-name="ce9" office:value-type="string">
            <text:p>N</text:p>
          </table:table-cell>
          <table:table-cell table:style-name="ce10" office:value-type="string">
            <text:p>Simulation</text:p>
          </table:table-cell>
          <table:table-cell table:style-name="ce10" office:value-type="string">
            <text:p>Nlog2(N)</text:p>
          </table:table-cell>
          <table:table-cell table:style-name="ce10" table:number-columns-repeated="4"/>
          <table:table-cell table:style-name="ce9" table:number-columns-repeated="2"/>
          <table:table-cell table:style-name="ce13" table:number-columns-repeated="1015"/>
        </table:table-row>
        <table:table-row table:style-name="ro1">
          <table:table-cell table:style-name="ce9" office:value-type="float" office:value="1000">
            <text:p>1000</text:p>
          </table:table-cell>
          <table:table-cell table:style-name="ce11" office:value-type="float" office:value="75921">
            <text:p>75921</text:p>
          </table:table-cell>
          <table:table-cell table:style-name="ce12" office:value-type="float" office:value="73502.2433601539">
            <text:p>73502</text:p>
          </table:table-cell>
          <table:table-cell table:style-name="ce10" table:number-columns-repeated="4"/>
          <table:table-cell table:style-name="ce9" table:number-columns-repeated="2"/>
          <table:table-cell table:style-name="ce13" table:number-columns-repeated="1015"/>
        </table:table-row>
        <table:table-row table:style-name="ro1">
          <table:table-cell table:style-name="ce9" office:value-type="float" office:value="2000">
            <text:p>2000</text:p>
          </table:table-cell>
          <table:table-cell table:style-name="ce11" office:value-type="float" office:value="153311">
            <text:p>153311</text:p>
          </table:table-cell>
          <table:table-cell table:style-name="ce12" office:value-type="float" office:value="161755.406720308">
            <text:p>161755</text:p>
          </table:table-cell>
          <table:table-cell table:style-name="ce9" table:number-columns-repeated="6"/>
          <table:table-cell table:style-name="ce13" table:number-columns-repeated="1015"/>
        </table:table-row>
        <table:table-row table:style-name="ro1">
          <table:table-cell table:style-name="ce9" office:value-type="float" office:value="4000">
            <text:p>4000</text:p>
          </table:table-cell>
          <table:table-cell table:style-name="ce11" office:value-type="float" office:value="361756">
            <text:p>361756</text:p>
          </table:table-cell>
          <table:table-cell table:style-name="ce12" office:value-type="float" office:value="353012.653440615">
            <text:p>353013</text:p>
          </table:table-cell>
          <table:table-cell table:style-name="ce9" table:number-columns-repeated="6"/>
          <table:table-cell table:style-name="ce13" table:number-columns-repeated="1015"/>
        </table:table-row>
        <table:table-row table:style-name="ro1">
          <table:table-cell table:style-name="ce9" office:value-type="float" office:value="6000">
            <text:p>6000</text:p>
          </table:table-cell>
          <table:table-cell table:style-name="ce11" office:value-type="float" office:value="539585">
            <text:p>539585</text:p>
          </table:table-cell>
          <table:table-cell table:style-name="ce12" office:value-type="float" office:value="555405.185314336">
            <text:p>555405</text:p>
          </table:table-cell>
          <table:table-cell table:style-name="ce9" table:number-columns-repeated="6"/>
          <table:table-cell table:style-name="ce13" table:number-columns-repeated="1015"/>
        </table:table-row>
        <table:table-row table:style-name="ro1">
          <table:table-cell table:style-name="ce9" office:value-type="float" office:value="8000">
            <text:p>8000</text:p>
          </table:table-cell>
          <table:table-cell table:style-name="ce11" office:value-type="float" office:value="785212">
            <text:p>785212</text:p>
          </table:table-cell>
          <table:table-cell table:style-name="ce12" office:value-type="float" office:value="765028.986881231">
            <text:p>765029</text:p>
          </table:table-cell>
          <table:table-cell table:style-name="ce9" table:number-columns-repeated="6"/>
          <table:table-cell table:style-name="ce13" table:number-columns-repeated="1015"/>
        </table:table-row>
        <table:table-row table:style-name="ro1">
          <table:table-cell table:style-name="ce9" office:value-type="float" office:value="10000">
            <text:p>10000</text:p>
          </table:table-cell>
          <table:table-cell table:style-name="ce11" office:value-type="float" office:value="971303">
            <text:p>971303</text:p>
          </table:table-cell>
          <table:table-cell table:style-name="ce12" office:value-type="float" office:value="980029.911468718">
            <text:p>980030</text:p>
          </table:table-cell>
          <table:table-cell table:style-name="ce9" table:number-columns-repeated="6"/>
          <table:table-cell table:style-name="ce13" table:number-columns-repeated="1015"/>
        </table:table-row>
        <table:table-row table:style-name="ro1" table:number-rows-repeated="2">
          <table:table-cell table:style-name="ce9" table:number-columns-repeated="9"/>
          <table:table-cell table:style-name="ce13" table:number-columns-repeated="1015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1" number:min-integer-digits="1"/>
    </number:number-style>
    <number:number-style style:name="N118">
      <number:number number:decimal-places="12" number:min-integer-digits="1"/>
    </number:number-style>
    <number:number-style style:name="N119">
      <number:number number:decimal-places="10" number:min-integer-digits="1"/>
    </number:number-style>
    <number:number-style style:name="N120">
      <number:number number:decimal-places="9" number:min-integer-digits="1"/>
    </number:number-style>
    <number:number-style style:name="N121">
      <number:number number:decimal-places="8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6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4" number:min-integer-digits="1"/>
    </number:number-style>
    <number:number-style style:name="N126">
      <number:number number:decimal-places="3" number:min-integer-digits="1"/>
    </number:number-style>
    <number:number-style style:name="N127">
      <number:number number:decimal-places="13" number:min-integer-digits="1"/>
    </number:number-style>
    <number:number-style style:name="N128">
      <number:number number:decimal-places="14" number:min-integer-digits="1"/>
    </number:number-style>
    <number:number-style style:name="N129">
      <number:number number:decimal-places="15" number:min-integer-digits="1"/>
    </number:number-style>
    <number:number-style style:name="N130">
      <number:number number:decimal-places="16" number:min-integer-digits="1"/>
    </number:number-style>
    <number:number-style style:name="N131">
      <number:number number:decimal-places="17" number:min-integer-digits="1"/>
    </number:number-style>
    <number:number-style style:name="N132">
      <number:number number:decimal-places="18" number:min-integer-digits="1"/>
    </number:number-style>
    <number:number-style style:name="N133">
      <number:number number:decimal-places="19" number:min-integer-digits="1"/>
    </number:number-style>
    <number:number-style style:name="N134">
      <number:number number:decimal-places="1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3">11/23/2019</text:date>, <text:time>16:02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9-11-20T19:09:54.47</meta:creation-date>
    <dc:date>2019-11-23T16:02:07.04</dc:date>
    <meta:editing-duration>PT1H57M30S</meta:editing-duration>
    <meta:editing-cycles>5</meta:editing-cycles>
    <meta:generator>OpenOffice/4.1.7$Win32 OpenOffice.org_project/417m1$Build-9800</meta:generator>
    <meta:document-statistic meta:table-count="4" meta:cell-count="40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18000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1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821cm" svg:height="8.239cm" xlink:href=".." xlink:type="simple" chart:class="chart:scatter" chart:style-name="ch1">
        <chart:title svg:x="5.498cm" svg:y="0.3cm" chart:style-name="ch2">
          <text:p>Shell Sort Time Analysis</text:p>
        </chart:title>
        <chart:subtitle svg:x="7.086cm" svg:y="1.243cm" chart:style-name="ch3">
          <text:p>Nlog2(N)</text:p>
        </chart:subtitle>
        <chart:legend chart:legend-position="end" svg:x="12.863cm" svg:y="3.545cm" style:legend-expansion="high" chart:style-name="ch4"/>
        <chart:plot-area chart:style-name="ch5" table:cell-range-address="TimeAnalysisFunction3.A33:TimeAnalysisFunction3.C43" chart:data-source-has-labels="both" svg:x="1.354cm" svg:y="2.254cm" svg:width="10.877cm" svg:height="4.813cm">
          <chartooo:coordinate-region svg:x="2.161cm" svg:y="2.467cm" svg:width="10.07cm" svg:height="3.927cm"/>
          <chart:axis chart:dimension="x" chart:name="primary-x" chart:style-name="ch6" chartooo:axis-type="auto">
            <chart:title svg:x="6.616cm" svg:y="7.232cm" chart:style-name="ch7">
              <text:p>N</text:p>
            </chart:title>
            <chart:categories table:cell-range-address="TimeAnalysisFunction3.C33:TimeAnalysisFunction3.C33"/>
          </chart:axis>
          <chart:axis chart:dimension="y" chart:name="primary-y" chart:style-name="ch8">
            <chart:title svg:x="0.451cm" svg:y="5.511cm" chart:style-name="ch9">
              <text:p>Time (Sec)</text:p>
            </chart:title>
            <chart:grid chart:style-name="ch10" chart:class="major"/>
          </chart:axis>
          <chart:series chart:style-name="ch11" chart:values-cell-range-address="TimeAnalysisFunction3.B34:TimeAnalysisFunction3.B43" chart:label-cell-address="TimeAnalysisFunction3.B33:TimeAnalysisFunction3.B33" chart:class="chart:scatter">
            <chart:domain table:cell-range-address="TimeAnalysisFunction3.A34:TimeAnalysisFunction3.A43"/>
            <chart:data-point chart:repeated="10"/>
          </chart:series>
          <chart:series chart:style-name="ch12" chart:values-cell-range-address="TimeAnalysisFunction3.C34:TimeAnalysisFunction3.C43" chart:label-cell-address="TimeAnalysisFunction3.C33:TimeAnalysisFunction3.C33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mulation</text:p>
                <draw:g>
                  <svg:desc>TimeAnalysisFunction3.B33:TimeAnalysisFunction3.B33</svg:desc>
                </draw:g>
              </table:table-cell>
              <table:table-cell office:value-type="string">
                <text:p>Nlog2N</text:p>
                <draw:g>
                  <svg:desc>TimeAnalysisFunction3.C33:TimeAnalysisFunction3.C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log2N</text:p>
                <draw:g>
                  <svg:desc>TimeAnalysisFunction3.C33:TimeAnalysisFunction3.C33</svg:desc>
                </draw:g>
              </table:table-cell>
              <table:table-cell office:value-type="float" office:value="100000000">
                <text:p>100000000</text:p>
                <draw:g>
                  <svg:desc>TimeAnalysisFunction3.A34:TimeAnalysisFunction3.A43</svg:desc>
                </draw:g>
              </table:table-cell>
              <table:table-cell office:value-type="float" office:value="22">
                <text:p>22</text:p>
                <draw:g>
                  <svg:desc>TimeAnalysisFunction3.B34:TimeAnalysisFunction3.B43</svg:desc>
                </draw:g>
              </table:table-cell>
              <table:table-cell office:value-type="float" office:value="27.2201445637546">
                <text:p>27.2201445637546</text:p>
                <draw:g>
                  <svg:desc>TimeAnalysisFunction3.C34:TimeAnalysisFunction3.C43</svg:desc>
                </draw:g>
              </table:table-cell>
            </table:table-row>
            <table:table-row>
              <table:table-cell office:value-type="string"/>
              <table:table-cell office:value-type="float" office:value="200000000">
                <text:p>200000000</text:p>
              </table:table-cell>
              <table:table-cell office:value-type="float" office:value="51">
                <text:p>51</text:p>
              </table:table-cell>
              <table:table-cell office:value-type="float" office:value="56.4888091275093">
                <text:p>56.4888091275093</text:p>
              </table:table-cell>
            </table:table-row>
            <table:table-row>
              <table:table-cell office:value-type="string"/>
              <table:table-cell office:value-type="float" office:value="400000000">
                <text:p>400000000</text:p>
              </table:table-cell>
              <table:table-cell office:value-type="float" office:value="113">
                <text:p>113</text:p>
              </table:table-cell>
              <table:table-cell office:value-type="float" office:value="117.074658255019">
                <text:p>117.074658255019</text:p>
              </table:table-cell>
            </table:table-row>
            <table:table-row>
              <table:table-cell office:value-type="string"/>
              <table:table-cell office:value-type="float" office:value="600000000">
                <text:p>600000000</text:p>
              </table:table-cell>
              <table:table-cell office:value-type="float" office:value="158">
                <text:p>158</text:p>
              </table:table-cell>
              <table:table-cell office:value-type="float" office:value="179.20690952846">
                <text:p>179.20690952846</text:p>
              </table:table-cell>
            </table:table-row>
            <table:table-row>
              <table:table-cell office:value-type="string"/>
              <table:table-cell office:value-type="float" office:value="800000000">
                <text:p>800000000</text:p>
              </table:table-cell>
              <table:table-cell office:value-type="float" office:value="272">
                <text:p>272</text:p>
              </table:table-cell>
              <table:table-cell office:value-type="float" office:value="242.343396510037">
                <text:p>242.343396510037</text:p>
              </table:table-cell>
            </table:table-row>
            <table:table-row>
              <table:table-cell office:value-type="string"/>
              <table:table-cell office:value-type="float" office:value="1000000000">
                <text:p>1000000000</text:p>
              </table:table-cell>
              <table:table-cell office:value-type="float" office:value="266">
                <text:p>266</text:p>
              </table:table-cell>
              <table:table-cell office:value-type="float" office:value="306.22662634224">
                <text:p>306.22662634224</text:p>
              </table:table-cell>
            </table:table-row>
            <table:table-row>
              <table:table-cell office:value-type="string"/>
              <table:table-cell office:value-type="float" office:value="1200000000">
                <text:p>1200000000</text:p>
              </table:table-cell>
              <table:table-cell office:value-type="float" office:value="367">
                <text:p>367</text:p>
              </table:table-cell>
              <table:table-cell office:value-type="float" office:value="370.704939056919">
                <text:p>370.704939056919</text:p>
              </table:table-cell>
            </table:table-row>
            <table:table-row>
              <table:table-cell office:value-type="string"/>
              <table:table-cell office:value-type="float" office:value="1400000000">
                <text:p>1400000000</text:p>
              </table:table-cell>
              <table:table-cell office:value-type="float" office:value="380">
                <text:p>380</text:p>
              </table:table-cell>
              <table:table-cell office:value-type="float" office:value="435.678122827099">
                <text:p>435.678122827099</text:p>
              </table:table-cell>
            </table:table-row>
            <table:table-row>
              <table:table-cell office:value-type="string"/>
              <table:table-cell office:value-type="float" office:value="1600000000">
                <text:p>1600000000</text:p>
              </table:table-cell>
              <table:table-cell office:value-type="float" office:value="643">
                <text:p>643</text:p>
              </table:table-cell>
              <table:table-cell office:value-type="float" office:value="501.074953020074">
                <text:p>501.074953020074</text:p>
              </table:table-cell>
            </table:table-row>
            <table:table-row>
              <table:table-cell office:value-type="string"/>
              <table:table-cell office:value-type="float" office:value="1800000000">
                <text:p>1800000000</text:p>
              </table:table-cell>
              <table:table-cell office:value-type="float" office:value="504">
                <text:p>504</text:p>
              </table:table-cell>
              <table:table-cell office:value-type="float" office:value="566.842175023175">
                <text:p>566.8421750231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1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0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52cm" svg:y="0.316cm" chart:style-name="ch2">
          <text:p>Shell sort Operation Analysis</text:p>
        </chart:title>
        <chart:subtitle svg:x="7.176cm" svg:y="1.275cm" chart:style-name="ch3">
          <text:p>Nlog2(N)</text:p>
        </chart:subtitle>
        <chart:legend chart:legend-position="end" svg:x="13.042cm" svg:y="3.926cm" style:legend-expansion="high" chart:style-name="ch4"/>
        <chart:plot-area chart:style-name="ch5" table:cell-range-address="OperationalAnalysisFunction.A30:OperationalAnalysisFunction.C35 OperationalAnalysisFunction.B29:OperationalAnalysisFunction.C29" chart:data-source-has-labels="row" svg:x="1.358cm" svg:y="2.318cm" svg:width="11.044cm" svg:height="5.494cm">
          <chartooo:coordinate-region svg:x="2.905cm" svg:y="2.53cm" svg:width="9.032cm" svg:height="4.609cm"/>
          <chart:axis chart:dimension="x" chart:name="primary-x" chart:style-name="ch6">
            <chart:title svg:x="6.704cm" svg:y="7.993cm" chart:style-name="ch7">
              <text:p>N</text:p>
            </chart:title>
          </chart:axis>
          <chart:axis chart:dimension="y" chart:name="primary-y" chart:style-name="ch8">
            <chart:title svg:x="0.451cm" svg:y="6.141cm" chart:style-name="ch9">
              <text:p>Number of Op</text:p>
            </chart:title>
            <chart:grid chart:style-name="ch10" chart:class="major"/>
          </chart:axis>
          <chart:series chart:style-name="ch11" chart:values-cell-range-address="OperationalAnalysisFunction.B30:OperationalAnalysisFunction.B35" chart:label-cell-address="OperationalAnalysisFunction.B29:OperationalAnalysisFunction.B29" chart:class="chart:scatter">
            <chart:domain table:cell-range-address="OperationalAnalysisFunction.A30:OperationalAnalysisFunction.A35"/>
            <chart:data-point chart:repeated="6"/>
          </chart:series>
          <chart:series chart:style-name="ch12" chart:values-cell-range-address="OperationalAnalysisFunction.C30:OperationalAnalysisFunction.C35" chart:label-cell-address="OperationalAnalysisFunction.C29:OperationalAnalysisFunction.C29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mulation</text:p>
                <draw:g>
                  <svg:desc>OperationalAnalysisFunction.B29:OperationalAnalysisFunction.B29</svg:desc>
                </draw:g>
              </table:table-cell>
              <table:table-cell office:value-type="string">
                <text:p>Nlog2(N)</text:p>
                <draw:g>
                  <svg:desc>OperationalAnalysisFunction.C29:OperationalAnalysisFunction.C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OperationalAnalysisFunction.A30:OperationalAnalysisFunction.A35</svg:desc>
                </draw:g>
              </table:table-cell>
              <table:table-cell office:value-type="float" office:value="75921">
                <text:p>75921</text:p>
                <draw:g>
                  <svg:desc>OperationalAnalysisFunction.B30:OperationalAnalysisFunction.B35</svg:desc>
                </draw:g>
              </table:table-cell>
              <table:table-cell office:value-type="float" office:value="73502.2433601539">
                <text:p>73502.2433601539</text:p>
                <draw:g>
                  <svg:desc>OperationalAnalysisFunction.C30:OperationalAnalysisFunction.C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153311">
                <text:p>153311</text:p>
              </table:table-cell>
              <table:table-cell office:value-type="float" office:value="161755.406720308">
                <text:p>161755.4067203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0">
                <text:p>4000</text:p>
              </table:table-cell>
              <table:table-cell office:value-type="float" office:value="361756">
                <text:p>361756</text:p>
              </table:table-cell>
              <table:table-cell office:value-type="float" office:value="353012.653440615">
                <text:p>353012.6534406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0">
                <text:p>6000</text:p>
              </table:table-cell>
              <table:table-cell office:value-type="float" office:value="539585">
                <text:p>539585</text:p>
              </table:table-cell>
              <table:table-cell office:value-type="float" office:value="555405.185314336">
                <text:p>555405.1853143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0">
                <text:p>8000</text:p>
              </table:table-cell>
              <table:table-cell office:value-type="float" office:value="785212">
                <text:p>785212</text:p>
              </table:table-cell>
              <table:table-cell office:value-type="float" office:value="765028.986881231">
                <text:p>765028.9868812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971303">
                <text:p>971303</text:p>
              </table:table-cell>
              <table:table-cell office:value-type="float" office:value="980029.911468718">
                <text:p>980029.9114687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